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12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6034783388665236775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2593709492137643032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2308311289548622246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am now planning a 12 hour run in May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27T18:57:32.74</dc:date>
    <dc:creator>James Lombardi</dc:creator>
    <meta:editing-duration>PT11H1M2S</meta:editing-duration>
    <meta:editing-cycles>37</meta:editing-cycles>
    <meta:document-statistic meta:table-count="0" meta:image-count="0" meta:object-count="0" meta:page-count="6" meta:paragraph-count="190" meta:word-count="1701" meta:character-count="8556"/>
  </office:meta>
</office:document-meta>
</file>